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7157" officeooo:paragraph-rsid="0002715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27157" officeooo:paragraph-rsid="0002715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27157" officeooo:paragraph-rsid="0004260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42608" officeooo:paragraph-rsid="0004260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42608" officeooo:paragraph-rsid="0006100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42608" officeooo:paragraph-rsid="0006c3c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6c3c2" officeooo:paragraph-rsid="0006c3c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7d3de" officeooo:paragraph-rsid="0007d3d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a0b0a" officeooo:paragraph-rsid="000a0b0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27157" officeooo:paragraph-rsid="00027157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42608" officeooo:paragraph-rsid="0004260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42608" officeooo:paragraph-rsid="0006100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42608" officeooo:paragraph-rsid="0006c3c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42608" officeooo:paragraph-rsid="0007d3d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61009" officeooo:paragraph-rsid="0006100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61009" officeooo:paragraph-rsid="0006c3c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6c3c2" officeooo:paragraph-rsid="0006c3c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07d3de" officeooo:paragraph-rsid="0007d3d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089bd6" officeooo:paragraph-rsid="00089bd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042608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042608" officeooo:paragraph-rsid="0004260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042608" officeooo:paragraph-rsid="000d6d4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0a0b0a" officeooo:paragraph-rsid="000a0b0a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0d6d4e" officeooo:paragraph-rsid="000d6d4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0e905e" officeooo:paragraph-rsid="000e905e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0e905e" officeooo:paragraph-rsid="000ff8cf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0ff8cf" officeooo:paragraph-rsid="000ff8cf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14692" officeooo:paragraph-rsid="0011469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027157" officeooo:paragraph-rsid="0012d99a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027157" officeooo:paragraph-rsid="00027157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2d99a" officeooo:paragraph-rsid="0012d99a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2d99a" officeooo:paragraph-rsid="0014040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2d99a" officeooo:paragraph-rsid="00156043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2d99a" officeooo:paragraph-rsid="00175375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2d99a" officeooo:paragraph-rsid="001a65b9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40402" officeooo:paragraph-rsid="00140402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56043" officeooo:paragraph-rsid="00156043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56043" officeooo:paragraph-rsid="001a65b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75375" officeooo:paragraph-rsid="00175375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921e8" officeooo:paragraph-rsid="001921e8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a65b9" officeooo:paragraph-rsid="001a65b9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c1db6" officeooo:paragraph-rsid="001c1db6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dfd79" officeooo:paragraph-rsid="001dfd79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1dfd79" officeooo:paragraph-rsid="0020167d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dfd79" officeooo:paragraph-rsid="0021a190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1dfd79" officeooo:paragraph-rsid="0022eb76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20167d" officeooo:paragraph-rsid="0020167d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paragraph-rsid="00214c06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paragraph-rsid="00244ee1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21a190" officeooo:paragraph-rsid="0021a190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22eb76" officeooo:paragraph-rsid="0022eb76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2588a1" officeooo:paragraph-rsid="002588a1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bold" officeooo:rsid="0007d3de" officeooo:paragraph-rsid="0007d3de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weight="bold" officeooo:rsid="000c7c1f" officeooo:paragraph-rsid="000c7c1f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weight="bold" officeooo:rsid="000d6d4e" officeooo:paragraph-rsid="000d6d4e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weight="bold" officeooo:rsid="000e905e" officeooo:paragraph-rsid="000e905e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weight="bold" officeooo:rsid="000ff8cf" officeooo:paragraph-rsid="000ff8cf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weight="bold" officeooo:rsid="0012d99a" officeooo:paragraph-rsid="0012d99a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weight="bold" officeooo:rsid="00140402" officeooo:paragraph-rsid="00140402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weight="bold" officeooo:rsid="00175375" officeooo:paragraph-rsid="00175375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weight="bold" officeooo:rsid="001921e8" officeooo:paragraph-rsid="001921e8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weight="bold" officeooo:rsid="001c1db6" officeooo:paragraph-rsid="001c1db6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weight="bold" officeooo:rsid="001e9057" officeooo:paragraph-rsid="001e9057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weight="bold" officeooo:rsid="001e9057" officeooo:paragraph-rsid="0020167d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1e9057" officeooo:paragraph-rsid="00214c06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officeooo:paragraph-rsid="0012d99a"/>
    </style:style>
    <style:style style:name="P67" style:family="paragraph" style:parent-style-name="Standard">
      <style:paragraph-properties fo:text-align="justify" style:justify-single-word="false"/>
      <style:text-properties officeooo:paragraph-rsid="00175375"/>
    </style:style>
    <style:style style:name="P68" style:family="paragraph" style:parent-style-name="Standard">
      <style:paragraph-properties fo:text-align="justify" style:justify-single-word="false"/>
      <style:text-properties officeooo:paragraph-rsid="001dfd79"/>
    </style:style>
    <style:style style:name="P69" style:family="paragraph" style:parent-style-name="Standard">
      <style:paragraph-properties fo:text-align="justify" style:justify-single-word="false"/>
      <style:text-properties officeooo:paragraph-rsid="00214c06"/>
    </style:style>
    <style:style style:name="P70" style:family="paragraph" style:parent-style-name="Standard">
      <style:paragraph-properties fo:text-align="justify" style:justify-single-word="false"/>
      <style:text-properties officeooo:paragraph-rsid="0021a190"/>
    </style:style>
    <style:style style:name="P71" style:family="paragraph" style:parent-style-name="Standard">
      <style:paragraph-properties fo:text-align="justify" style:justify-single-word="false"/>
      <style:text-properties officeooo:paragraph-rsid="0022eb76"/>
    </style:style>
    <style:style style:name="P72" style:family="paragraph" style:parent-style-name="Standard">
      <style:paragraph-properties fo:text-align="justify" style:justify-single-word="false"/>
      <style:text-properties officeooo:paragraph-rsid="00244ee1"/>
    </style:style>
    <style:style style:name="P73" style:family="paragraph" style:parent-style-name="Standard">
      <style:paragraph-properties fo:text-align="justify" style:justify-single-word="false"/>
      <style:text-properties officeooo:rsid="001e9057" officeooo:paragraph-rsid="001e9057"/>
    </style:style>
    <style:style style:name="T1" style:family="text">
      <style:text-properties fo:font-weight="bold" officeooo:rsid="00042608" style:font-weight-asian="bold" style:font-weight-complex="bold"/>
    </style:style>
    <style:style style:name="T2" style:family="text">
      <style:text-properties fo:font-weight="bold" officeooo:rsid="0012d99a" style:font-weight-asian="bold" style:font-weight-complex="bold"/>
    </style:style>
    <style:style style:name="T3" style:family="text">
      <style:text-properties fo:font-weight="bold" officeooo:rsid="00140402" style:font-weight-asian="bold" style:font-weight-complex="bold"/>
    </style:style>
    <style:style style:name="T4" style:family="text">
      <style:text-properties fo:font-weight="bold" officeooo:rsid="00175375" style:font-weight-asian="bold" style:font-weight-complex="bold"/>
    </style:style>
    <style:style style:name="T5" style:family="text">
      <style:text-properties fo:font-weight="bold" officeooo:rsid="001921e8" style:font-weight-asian="bold" style:font-weight-complex="bold"/>
    </style:style>
    <style:style style:name="T6" style:family="text">
      <style:text-properties fo:font-weight="bold" officeooo:rsid="00214c06" style:font-weight-asian="bold" style:font-weight-complex="bold"/>
    </style:style>
    <style:style style:name="T7" style:family="text">
      <style:text-properties fo:font-weight="bold" officeooo:rsid="001dfd79" style:font-weight-asian="bold" style:font-weight-complex="bold"/>
    </style:style>
    <style:style style:name="T8" style:family="text">
      <style:text-properties fo:font-weight="bold" officeooo:rsid="001e9057" style:font-weight-asian="bold" style:font-weight-complex="bold"/>
    </style:style>
    <style:style style:name="T9" style:family="text">
      <style:text-properties fo:font-weight="bold" officeooo:rsid="0021a190" style:font-weight-asian="bold" style:font-weight-complex="bold"/>
    </style:style>
    <style:style style:name="T10" style:family="text">
      <style:text-properties fo:font-weight="bold" officeooo:rsid="0022eb76" style:font-weight-asian="bold" style:font-weight-complex="bold"/>
    </style:style>
    <style:style style:name="T11" style:family="text">
      <style:text-properties fo:font-weight="bold" officeooo:rsid="00244ee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42608" style:font-weight-asian="normal" style:font-weight-complex="normal"/>
    </style:style>
    <style:style style:name="T14" style:family="text">
      <style:text-properties fo:font-weight="normal" officeooo:rsid="0012d99a" style:font-weight-asian="normal" style:font-weight-complex="normal"/>
    </style:style>
    <style:style style:name="T15" style:family="text">
      <style:text-properties fo:font-weight="normal" officeooo:rsid="00140402" style:font-weight-asian="normal" style:font-weight-complex="normal"/>
    </style:style>
    <style:style style:name="T16" style:family="text">
      <style:text-properties fo:font-weight="normal" officeooo:rsid="001dfd79" style:font-weight-asian="normal" style:font-weight-complex="normal"/>
    </style:style>
    <style:style style:name="T17" style:family="text">
      <style:text-properties fo:font-weight="normal" officeooo:rsid="0022eb76" style:font-weight-asian="normal" style:font-weight-complex="normal"/>
    </style:style>
    <style:style style:name="T18" style:family="text">
      <style:text-properties officeooo:rsid="00061009"/>
    </style:style>
    <style:style style:name="T19" style:family="text">
      <style:text-properties officeooo:rsid="0006c3c2"/>
    </style:style>
    <style:style style:name="T20" style:family="text">
      <style:text-properties officeooo:rsid="0007d3de"/>
    </style:style>
    <style:style style:name="T21" style:family="text">
      <style:text-properties officeooo:rsid="000ab03d"/>
    </style:style>
    <style:style style:name="T22" style:family="text">
      <style:text-properties officeooo:rsid="000d6d4e"/>
    </style:style>
    <style:style style:name="T23" style:family="text">
      <style:text-properties officeooo:rsid="000ff8cf"/>
    </style:style>
    <style:style style:name="T24" style:family="text">
      <style:text-properties officeooo:rsid="00140402"/>
    </style:style>
    <style:style style:name="T25" style:family="text">
      <style:text-properties officeooo:rsid="00175375"/>
    </style:style>
    <style:style style:name="T26" style:family="text">
      <style:text-properties officeooo:rsid="0018c130"/>
    </style:style>
    <style:style style:name="T27" style:family="text">
      <style:text-properties officeooo:rsid="001dfd79"/>
    </style:style>
    <style:style style:name="T28" style:family="text">
      <style:text-properties officeooo:rsid="0020167d"/>
    </style:style>
    <style:style style:name="T29" style:family="text">
      <style:text-properties officeooo:rsid="00214c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CONJUNTOS <text:span text:style-name="T22">OU SET</text:span></text:p>
      <text:p text:style-name="P10"/>
      <text:p text:style-name="P3">1. O que são conjuntos.</text:p>
      <text:p text:style-name="P4">2. Conversão de string em Set.</text:p>
      <text:p text:style-name="P5"><text:span text:style-name="T18">3</text:span>. Conversão de <text:span text:style-name="T18">lista</text:span> em Set.</text:p>
      <text:p text:style-name="P6"><text:span text:style-name="T19">4</text:span>. Conversão de <text:span text:style-name="T19">tuple</text:span> em Set.</text:p>
      <text:p text:style-name="P7">5. Verificar se determinado elemento está contido no conjunto.</text:p>
      <text:p text:style-name="P8">6. Não há valores duplicados e nem ordem.</text:p>
      <text:p text:style-name="P54">7. Os conjuntos aceitam qualquer tipo de dados misturado.</text:p>
      <text:p text:style-name="P55">8. Podemos iterar em um Set normalmente.</text:p>
      <text:p text:style-name="P55">9. Usos interessantes com Sets.</text:p>
      <text:p text:style-name="P58">10. Adicionando elementos em um conjunto.</text:p>
      <text:p text:style-name="P66"><text:span text:style-name="T2">11. Remover </text:span><text:span text:style-name="T3">valor </text:span><text:span text:style-name="T2">em um conjunto.</text:span></text:p>
      <text:p text:style-name="P59">12. Copiando um conjunto para outro.</text:p>
      <text:p text:style-name="P61">13. Remoção de todos os itens de um conjunto.</text:p>
      <text:p text:style-name="P62">14. Métodos matemáticos de conjunto.</text:p>
      <text:p text:style-name="P10"/>
      <text:p text:style-name="P10">&gt;&gt;&gt; dir(s)</text:p>
      <text:p text:style-name="P10">['__and__', '__class__', '__contains__', '__delattr__', '__dir__', '__doc__', '__eq__', '__format__', '__ge__', '__getattribute__', '__gt__', '__hash__', '__iand__', '__init__', '__init_subclass__', '__ior__', '__isub__', '__iter__', '__ixor__', '__le__', '__len__', '__lt__', '__ne__', '__new__', '__or__', '__rand__', '__reduce__', '__reduce_ex__', '__repr__', '__ror__', '__rsub__', '__rxor__', '__setattr__', '__sizeof__', '__str__', '__sub__', '__subclasshook__', '__xor__', 'add', 'clear', 'copy', 'difference', 'difference_update', 'discard', 'intersection', 'intersection_update', 'isdisjoint', 'issubset', 'issuperset', 'pop', 'remove', 'symmetric_difference', 'symmetric_difference_update', 'union', 'update']</text:p>
      <text:p text:style-name="P10"/>
      <text:p text:style-name="P2">1. O que são conjuntos.</text:p>
      <text:p text:style-name="P10">Quando falamos em conjunto em qualquer linguagem de programação estamos fazendo referencia a teoria dos conjunto da matemática. Em Python os conjuntos são chamados de Sets e da mesma forma que na matemática os Sets não possuem valores duplicados, não possuem valores ordenados e não são indexados, ou seja, não é possível acessar os valores via indice.</text:p>
      <text:p text:style-name="P10">É aconselhável utilizar conjuntos quando não nos importamos com a ordenação de valores e quando não precisamos nos preocupar com chaves, valores e itens duplicados.</text:p>
      <text:p text:style-name="P10"/>
      <text:p text:style-name="P10">Os Sets são referenciados em Python com {}. A diferençã entre Sets(Conjuntos) e Mapas(Dicionários) é que enquanto os Mapas possuem chave e valor os Sets possuem apenas valor.</text:p>
      <text:p text:style-name="P10"/>
      <text:p text:style-name="P31">Os conjuntos são mutáveis, ou seja, você pode adicionar ou deletar elementos.</text:p>
      <text:p text:style-name="P10"/>
      <text:p text:style-name="P4">a) Forma 1</text:p>
      <text:p text:style-name="P4"/>
      <text:p text:style-name="P11">s = set({1, 2, 3, 4, 5, 6, 7, 2, 3}) </text:p>
      <text:p text:style-name="P11"/>
      <text:p text:style-name="P11">print(s)</text:p>
      <text:p text:style-name="P11">{1, 2, 3, 4, 5, 6, 7}</text:p>
      <text:p text:style-name="P11"/>
      <text:p text:style-name="P11">print(type(s))</text:p>
      <text:p text:style-name="P11"/>
      <text:p text:style-name="P11">&lt;class ‘set’&gt;</text:p>
      <text:p text:style-name="P11"/>
      <text:p text:style-name="P20"><text:span text:style-name="T1">Observações: </text:span><text:span text:style-name="T13">Ao criar um conjunto caso seja adicionado um valor já existente, o mesmo será ignorado sem gerar erro e não fará parte do conjunto.</text:span></text:p>
      <text:p text:style-name="P11"><text:soft-page-break/></text:p>
      <text:p text:style-name="P4">a) Forma 2 (mais comum)</text:p>
      <text:p text:style-name="P4"/>
      <text:p text:style-name="P11">s = {1, 2, 3, 4, 5, 5})</text:p>
      <text:p text:style-name="P11"/>
      <text:p text:style-name="P11">print(s)</text:p>
      <text:p text:style-name="P11">{1, 2, 3, 4, 5}</text:p>
      <text:p text:style-name="P11"/>
      <text:p text:style-name="P11">print(type(s))</text:p>
      <text:p text:style-name="P11"/>
      <text:p text:style-name="P11">&lt;class ‘set’&gt;</text:p>
      <text:p text:style-name="P11"/>
      <text:p text:style-name="P20"><text:span text:style-name="T1">Observações: </text:span><text:span text:style-name="T13">A exemplo da forma 1 aqui os valores repetidos também são ignorados.</text:span></text:p>
      <text:p text:style-name="P11"/>
      <text:p text:style-name="P4">2. Conversão de string em Set.</text:p>
      <text:p text:style-name="P11"/>
      <text:p text:style-name="P15">No terminal para testar.</text:p>
      <text:p text:style-name="P15"/>
      <text:p text:style-name="P15">&gt;&gt;&gt; s = set(‘Geek University’)</text:p>
      <text:p text:style-name="P15">&gt;&gt;&gt; s</text:p>
      <text:p text:style-name="P15">{‘r’, ‘ ‘, ‘i’, ‘v’, ‘u’, ‘e’, <text:s/>‘k’, ‘n’, ‘t’, ‘y’, ‘G’, ‘s’}</text:p>
      <text:p text:style-name="P15"/>
      <text:p text:style-name="P15">Gerou sem repetições</text:p>
      <text:p text:style-name="P15"/>
      <text:p text:style-name="P5"><text:span text:style-name="T18">3</text:span>. Conversão de <text:span text:style-name="T18">lista</text:span> em Set.</text:p>
      <text:p text:style-name="P12"/>
      <text:p text:style-name="P17">&gt;&gt;&gt; lista = [1, 2, 3, 4, 5, 6, 7, 4, 3, 2]</text:p>
      <text:p text:style-name="P17">&gt;&gt;&gt; set(lista)</text:p>
      <text:p text:style-name="P17">{1, 2, 3, 4, 5, 6, 7}</text:p>
      <text:p text:style-name="P17"/>
      <text:p text:style-name="P16">Gerou sem repetições</text:p>
      <text:p text:style-name="P16"/>
      <text:p text:style-name="P6"><text:span text:style-name="T19">4</text:span>. Conversão de <text:span text:style-name="T19">tuple</text:span> em Set.</text:p>
      <text:p text:style-name="P13"/>
      <text:p text:style-name="P17">&gt;&gt;&gt; tupla = (1, 2, 3, 4, 5, 6, 7, 4, 3, 2)</text:p>
      <text:p text:style-name="P17">&gt;&gt;&gt; set(tupla)</text:p>
      <text:p text:style-name="P17">{1, 2, 3, 4, 5, 6, 7}</text:p>
      <text:p text:style-name="P17"/>
      <text:p text:style-name="P16">Gerou sem repetições</text:p>
      <text:p text:style-name="P16"/>
      <text:p text:style-name="P7">5. Verificar se determinado elemento está contido no conjunto.</text:p>
      <text:p text:style-name="P17"/>
      <text:p text:style-name="P14"><text:span text:style-name="T20">s</text:span> = {1, 2, 3, 4, 5, 5})</text:p>
      <text:p text:style-name="P14"/>
      <text:p text:style-name="P18">if 3 in s:</text:p>
      <text:p text:style-name="P18"><text:s text:c="4"/>print(‘Tem o 3’)</text:p>
      <text:p text:style-name="P18">eles:</text:p>
      <text:p text:style-name="P18"><text:s text:c="4"/>print(‘Não tem o 3’)</text:p>
      <text:p text:style-name="P18"/>
      <text:p text:style-name="P8">6. Não há valores duplicados e nem ordem.</text:p>
      <text:p text:style-name="P18"/>
      <text:p text:style-name="P19">lista = [99, 2, 34, 23, 2, 12, 1, 44, 5, 34]</text:p>
      <text:p text:style-name="P19"><text:soft-page-break/>print(f'Lista{lista} com {len(lista)} elementos')</text:p>
      <text:p text:style-name="P19"/>
      <text:p text:style-name="P19">tupla = (99, 2, 34, 23, 2, 12, 1, 44, 5, 34)</text:p>
      <text:p text:style-name="P19">print(f'Tupla{tupla}com {len(tupla)} elementos')</text:p>
      <text:p text:style-name="P19"/>
      <text:p text:style-name="P19">dicionario = {}.fromkeys([99, 2, 34, 23, 2, 12, 1, 44, 5, 34], 'dict')</text:p>
      <text:p text:style-name="P19">print(f'Dicionario{dicionario}com {len(dicionario)} elementos')</text:p>
      <text:p text:style-name="P19"/>
      <text:p text:style-name="P19">conjunto = {99, 2, 34, 23, 2, 12, 1, 44, 5, 34}</text:p>
      <text:p text:style-name="P19">print(f'Conjunto{conjunto}com {len(conjunto)} elementos')</text:p>
      <text:p text:style-name="P19"/>
      <text:p text:style-name="P19">Lista[99, 2, 34, 23, 2, 12, 1, 44, 5, 34] com 10 elementos</text:p>
      <text:p text:style-name="P19">Tupla(99, 2, 34, 23, 2, 12, 1, 44, 5, 34)com 10 elementos</text:p>
      <text:p text:style-name="P19">Dicionario{99: 'dict', 2: 'dict', 34: 'dict', 23: 'dict', 12: 'dict', 1: 'dict', 44: 'dict', 5: 'dict'}com 8 elementos</text:p>
      <text:p text:style-name="P19">Conjunto{1, 2, 99, 34, 5, 12, 44, 23}com 8 elementos</text:p>
      <text:p text:style-name="P9">Observações:</text:p>
      <text:p text:style-name="P23"><text:span text:style-name="T2">a) </text:span>Lista e tupla tem 10 elementos <text:span text:style-name="T21">porque aceita valores duplicados. Já </text:span>o dicionário tem apenas 8 porque não pode repetir chaves e os números neste caso são as chaves e os repetidos foram ignorados. Já o conjunto, não tem chaves, mas não repete valores então neste caso também foram ignorados os repetidos e gerou o total de 8 elementos.</text:p>
      <text:p text:style-name="P58">b) <text:span text:style-name="T12"><text:s/>O conjunto não mantém a mesma ordem de apresentação dos valores conforme a lista, Tuple e Dicionário.</text:span></text:p>
      <text:p text:style-name="P23"/>
      <text:p text:style-name="P54">7. Os conjuntos aceitam qualquer tipo de dados misturado.</text:p>
      <text:p text:style-name="P54"/>
      <text:p text:style-name="P24">S = {1, ‘b’, True, 34.22, 44}</text:p>
      <text:p text:style-name="P24">print(s)</text:p>
      <text:p text:style-name="P24">Print(type(s))</text:p>
      <text:p text:style-name="P24"/>
      <text:p text:style-name="P24">{1, ‘b’, True, 34.22, 44}</text:p>
      <text:p text:style-name="P22">&lt;class ‘set’&gt;</text:p>
      <text:p text:style-name="P55">8. Podemos iterar em um Set normalmente.</text:p>
      <text:p text:style-name="P24"/>
      <text:p text:style-name="P24">S = {1, ‘b’, True, 34.22, 44}</text:p>
      <text:p text:style-name="P24"/>
      <text:p text:style-name="P24">for valor in s:</text:p>
      <text:p text:style-name="P24"><text:s text:c="4"/>print(valor)</text:p>
      <text:p text:style-name="P24">b</text:p>
      <text:p text:style-name="P24">1</text:p>
      <text:p text:style-name="P24">34.22</text:p>
      <text:p text:style-name="P24">44</text:p>
      <text:p text:style-name="P24"/>
      <text:p text:style-name="P55">9. Usos interessantes com Sets.</text:p>
      <text:p text:style-name="P24"/>
      <text:p text:style-name="P25">Imagine um cadastro de formulário de visitantes em uma feira ou museu e os visitantes informaram manualmente a cidade de onde vieram. Nós adicionamos cada cidade em uma lista Python já que a em uma lista podemos adicionar novos elementos e ter repetição.</text:p>
      <text:p text:style-name="P25"/>
      <text:p text:style-name="P25">Cidades = [‘Belo Horizonte’, ‘São Paulo’, ‘Campo Grande’, ‘Cuiaba’, ‘Campo Grande’, ‘São Paulo’, ‘Curitiba’]</text:p>
      <text:p text:style-name="P25"/>
      <text:p text:style-name="P25"><text:soft-page-break/>print(cidades)</text:p>
      <text:p text:style-name="P25">[‘Belo Horizonte’, ‘São Paulo’, ‘Campo Grande’, ‘Cuiaba’, ‘Campo Grande’, ‘São Paulo’, ‘Curitiba’]</text:p>
      <text:p text:style-name="P56">a) Preciso saber quantas pessoas vieram.</text:p>
      <text:p text:style-name="P25"/>
      <text:p text:style-name="P25">print(len(cidades)) =&gt; Para informar o número de pessoas que vieram.</text:p>
      <text:p text:style-name="P25">7</text:p>
      <text:p text:style-name="P25"/>
      <text:p text:style-name="P56">b) Preciso saber quantas cidades.</text:p>
      <text:p text:style-name="P25"/>
      <text:p text:style-name="P25">print(len(set(cidades)))</text:p>
      <text:p text:style-name="P28">5</text:p>
      <text:p text:style-name="P57">Observações:<text:span text:style-name="T12"> Se levar para o terminal e informar a lista cidades:</text:span></text:p>
      <text:p text:style-name="P26">Cidades = [‘Belo Horizonte’, ‘São Paulo’, ‘Campo Grande’, ‘Cuiaba’, ‘Campo Grande’, ‘São Paulo’, ‘Curitiba’] <text:span text:style-name="T23">e depois digita cidades vai mostrar ['Belo Horizonte', 'São Paulo', 'Campo Grande', 'Cuiaba', 'Campo Grande', 'São Paulo', 'Curitiba']</text:span></text:p>
      <text:p text:style-name="P27">Se informar set(cidades) vai transformar em um set mas não vai considerar os valores duplicados.</text:p>
      <text:p text:style-name="P27">{'Curitiba', 'Cuiaba', 'Campo Grande', 'São Paulo', 'Belo Horizonte'}</text:p>
      <text:p text:style-name="P28">Se aplicar um <text:s/>len(set(cidades)) vai resultar em 5</text:p>
      <text:p text:style-name="P25"/>
      <text:p text:style-name="P58">10. Adicionando elementos em um conjunto.</text:p>
      <text:p text:style-name="P29"/>
      <text:p text:style-name="P31">S = {1, 2, 3}</text:p>
      <text:p text:style-name="P31">s.add(4)</text:p>
      <text:p text:style-name="P31">print(s)</text:p>
      <text:p text:style-name="P31">{1, 2, 3,4}</text:p>
      <text:p text:style-name="P31"/>
      <text:p text:style-name="P31">Observação: Caso eu tenete adicionar um elemento que já existe não vai dar erro, mas o elemento não é adicionado.</text:p>
      <text:p text:style-name="P31"/>
      <text:p text:style-name="P66"><text:span text:style-name="T2">11. Remover </text:span><text:span text:style-name="T3">valor</text:span><text:span text:style-name="T2"> em um conjunto.</text:span></text:p>
      <text:p text:style-name="P58">Forma 1</text:p>
      <text:p text:style-name="P31">S = {1, 2, 3, 4}</text:p>
      <text:p text:style-name="P31">s.remove(3)</text:p>
      <text:p text:style-name="P31">print(s)</text:p>
      <text:p text:style-name="P31">{1, 2,4}</text:p>
      <text:p text:style-name="P32">Observação: Caso eu tente <text:span text:style-name="T24">remover</text:span> um <text:span text:style-name="T24">valor que não existe vai gerar erro. Nenhum valor é retornado.</text:span></text:p>
      <text:p text:style-name="P58">Forma 2</text:p>
      <text:p text:style-name="P31"/>
      <text:p text:style-name="P31">S = {1, 2, 3, 4}</text:p>
      <text:p text:style-name="P31"/>
      <text:p text:style-name="P36">s.discard(2)</text:p>
      <text:p text:style-name="P36">print(s)</text:p>
      <text:p text:style-name="P32">{1, 3, 4}</text:p>
      <text:p text:style-name="P36"/>
      <text:p text:style-name="P66"><text:span text:style-name="T14">Observação: Caso eu tente </text:span><text:span text:style-name="T15">remover</text:span><text:span text:style-name="T14"> um </text:span><text:span text:style-name="T15">valor que não existe não vai gerar erro.</text:span></text:p>
      <text:p text:style-name="P66"><text:span text:style-name="T15"/></text:p>
      <text:p text:style-name="P59">12. Copiando um conjunto para outro.</text:p>
      <text:p text:style-name="P33">S = {1, 2, 3}</text:p>
      <text:p text:style-name="P37">print(s)</text:p>
      <text:p text:style-name="P33">{1, 2, 3}</text:p>
      <text:p text:style-name="P33"><text:soft-page-break/></text:p>
      <text:p text:style-name="P60">Forma 1 =&gt; Deep Copy (cria dois objetos independentes e não altera a matriz)</text:p>
      <text:p text:style-name="P35">S = {1, 2, 3}</text:p>
      <text:p text:style-name="P38">print(s)</text:p>
      <text:p text:style-name="P35">{1, 2, 3}</text:p>
      <text:p text:style-name="P35"/>
      <text:p text:style-name="P39">novo = s.copy()</text:p>
      <text:p text:style-name="P39">print(novo)</text:p>
      <text:p text:style-name="P39">novo.add(4)</text:p>
      <text:p text:style-name="P39"/>
      <text:p text:style-name="P39">print(novo)</text:p>
      <text:p text:style-name="P34"><text:span text:style-name="T25">{</text:span>1, 2, 3, <text:span text:style-name="T25">4</text:span>}</text:p>
      <text:p text:style-name="P39">print(s)</text:p>
      <text:p text:style-name="P34"><text:span text:style-name="T25">{</text:span>1, 2, 3} <text:span text:style-name="T25">=&gt; veja que o original se manteve.</text:span></text:p>
      <text:p text:style-name="P67"><text:span text:style-name="T4">Forma </text:span><text:span text:style-name="T5">2</text:span><text:span text:style-name="T4"> =&gt; Shallow Copy (ambos os conjuntos são modificados)</text:span></text:p>
      <text:p text:style-name="P67"><text:span text:style-name="T4"/></text:p>
      <text:p text:style-name="P35">S = {1, 2, 3}</text:p>
      <text:p text:style-name="P38">print(s)</text:p>
      <text:p text:style-name="P35"><text:span text:style-name="T25">{1, 2, 3}</text:span></text:p>
      <text:p text:style-name="P35"><text:span text:style-name="T4"/></text:p>
      <text:p text:style-name="P39">novo = s</text:p>
      <text:p text:style-name="P39">novo.add(4)</text:p>
      <text:p text:style-name="P39"/>
      <text:p text:style-name="P39">print(novo)</text:p>
      <text:p text:style-name="P34"><text:span text:style-name="T25">{</text:span>1, 2, 3, <text:span text:style-name="T25">4</text:span>}</text:p>
      <text:p text:style-name="P39">print(s)</text:p>
      <text:p text:style-name="P34"><text:span text:style-name="T25">{</text:span>1, 2, 3,<text:span text:style-name="T25">4</text:span>} <text:span text:style-name="T25">=&gt; veja que o original se manteve.</text:span></text:p>
      <text:p text:style-name="P34"/>
      <text:p text:style-name="P39">Observações: Por que isso acontece. Em lógica de programação vimos que quando cria uma váriável ela reserva um espaço da memória e o valor que colocar nessa variável é colocado nesse espaço de memória. Quando estamos fazendo isso em Python ***novo = s*** estamos dizendo que essas duas variáveis vão ter os mesmos valores. Se elas tem os mesmos valores, quando a gente coloca ***novo.add(4)*** não estamos colocando somente no novo e sim em ambos.</text:p>
      <text:p text:style-name="P39">No entanto, quando utilizamos o Deep Copy ***novo = s.copy()*** estamos pedindo para alocar novo espaço em memória e faz uma cópia dos valores de ***s***<text:span text:style-name="T26">para outro espaço. São variáveis independentes.</text:span></text:p>
      <text:p text:style-name="P39"/>
      <text:p text:style-name="P61">13. Remoção de todos os itens de um conjunto.</text:p>
      <text:p text:style-name="P40"/>
      <text:p text:style-name="P35">S = {1, 2, 3}</text:p>
      <text:p text:style-name="P38">print(s)</text:p>
      <text:p text:style-name="P35">{1, 2, 3}</text:p>
      <text:p text:style-name="P35"/>
      <text:p text:style-name="P41">s.clear()</text:p>
      <text:p text:style-name="P41">print(s)</text:p>
      <text:p text:style-name="P41">set()</text:p>
      <text:p text:style-name="P41"/>
      <text:p text:style-name="P62">14. Métodos matemáticos de conjunto.</text:p>
      <text:p text:style-name="P42"/>
      <text:p text:style-name="P43">Considere que temos dois conjuntos. O primeiro contem estudantes do curso de Python e o segundo estudantes do curso de Java.</text:p>
      <text:p text:style-name="P43"/>
      <text:p text:style-name="P43"><text:soft-page-break/>estudantes_python = {‘Marcos’, ‘Patricia’, ‘Ellen’, ‘Pedro’, ‘Julia’, ‘Guilherme’}</text:p>
      <text:p text:style-name="P43">estudantes_java = {‘Fernando’, ‘Gustavo’, ‘Julia’, ‘Ana’, ‘Patricia’}</text:p>
      <text:p text:style-name="P43"/>
      <text:p text:style-name="P68"><text:span text:style-name="T16">Obs. Veja que alguns alunos que estudam Python também estudam java.</text:span></text:p>
      <text:p text:style-name="P68"><text:span text:style-name="T16"/></text:p>
      <text:p text:style-name="P63"><text:span text:style-name="T29">a) </text:span><text:span text:style-name="T27">P</text:span>recisamos gerar um conjunto com nomes de estudantes únicos.</text:p>
      <text:p text:style-name="P73"><text:span text:style-name="T12"/></text:p>
      <text:p text:style-name="P63">Forma 1 – Utilizando Union <text:span text:style-name="T28">(recurso matemática =&gt; união de 2 ou mais conjuntos)</text:span></text:p>
      <text:p text:style-name="P47">unicos1 = estudantes_python.union(estudantes_java)</text:p>
      <text:p text:style-name="P47">print(unicos1)</text:p>
      <text:p text:style-name="P44">{‘Marcos’, ‘Patricia’, ‘Ellen’, ‘Pedro’, ‘Julia’, ‘Guilherme’, ‘Fernando’, ‘Gustavo’, ‘Ana’}</text:p>
      <text:p text:style-name="P43"/>
      <text:p text:style-name="P47">Observações: Peguei um conjunto e apliquei union com outro conjunto.</text:p>
      <text:p text:style-name="P47"/>
      <text:p text:style-name="P64">Forma <text:span text:style-name="T28">2</text:span> – Utilizando <text:span text:style-name="T28">o caractere | (pipe) </text:span></text:p>
      <text:p text:style-name="P64"/>
      <text:p text:style-name="P47">unicos2 = estudantes_python | estudantes_java</text:p>
      <text:p text:style-name="P47">print(unicos2)</text:p>
      <text:p text:style-name="P44">{‘Marcos’, ‘Patricia’, ‘Ellen’, ‘Pedro’, ‘Julia’, ‘Guilherme’, ‘Fernando’, ‘Gustavo’, ‘Ana’}</text:p>
      <text:p text:style-name="P44"/>
      <text:p text:style-name="P44"/>
      <text:p text:style-name="P69"><text:span text:style-name="T6">b) </text:span><text:span text:style-name="T7">P</text:span><text:span text:style-name="T8">recisamos gerar um conjunto com nomes de estudantes </text:span><text:span text:style-name="T6">que estão em ambos os cursos.</text:span></text:p>
      <text:p text:style-name="P48"/>
      <text:p text:style-name="P65">Forma 1 – Utilizando <text:span text:style-name="T29">intersection (interseção entre conjuntos)</text:span></text:p>
      <text:p text:style-name="P65"/>
      <text:p text:style-name="P50">ambos1 = estudantes_python.intersection(estudantes_java)</text:p>
      <text:p text:style-name="P50">print(ambos1)</text:p>
      <text:p text:style-name="P45">{‘Patricia’, <text:s/>‘Julia’}</text:p>
      <text:p text:style-name="P45"/>
      <text:p text:style-name="P70"><text:span text:style-name="T8">Forma </text:span><text:span text:style-name="T9">2</text:span><text:span text:style-name="T8"> – Utilizando </text:span><text:span text:style-name="T9">o &amp;</text:span><text:span text:style-name="T6">.</text:span></text:p>
      <text:p text:style-name="P50">ambos2 = estudantes_python&amp;estudantes_java</text:p>
      <text:p text:style-name="P50">print(ambos2)</text:p>
      <text:p text:style-name="P45"><text:span text:style-name="T6">{‘Patricia’, <text:s/>‘Julia’}</text:span></text:p>
      <text:p text:style-name="P45"><text:span text:style-name="T6"/></text:p>
      <text:p text:style-name="P71"><text:span text:style-name="T10">c</text:span><text:span text:style-name="T6">) </text:span><text:span text:style-name="T7">P</text:span><text:span text:style-name="T8">recisamos gerar um conjunto com nomes de estudantes </text:span><text:span text:style-name="T6">que estão </text:span><text:span text:style-name="T10">somente em um curso e não estão no outro.</text:span></text:p>
      <text:p text:style-name="P51"><text:span text:style-name="T29">s</text:span>o_python = estudantes_python.diffrence(estudantes_java)</text:p>
      <text:p text:style-name="P51">print(so_python)</text:p>
      <text:p text:style-name="P46">{‘Marcos’, ‘Pedro’, ‘Guilherme’}</text:p>
      <text:p text:style-name="P51">so_java = estudantes_java.difference(estudantes_python)</text:p>
      <text:p text:style-name="P51">print(so_java)</text:p>
      <text:p text:style-name="P71"><text:span text:style-name="T16">{‘</text:span><text:span text:style-name="T17">Gustavo</text:span><text:span text:style-name="T16">, ‘</text:span><text:span text:style-name="T17">Ana</text:span><text:span text:style-name="T16">’, ‘</text:span><text:span text:style-name="T17">Fernando</text:span><text:span text:style-name="T16">’}</text:span></text:p>
      <text:p text:style-name="P71"><text:span text:style-name="T16"/></text:p>
      <text:p text:style-name="P72"><text:span text:style-name="T10">c</text:span><text:span text:style-name="T6">) </text:span><text:span text:style-name="T11">Soma, valor máximo, valor mínimo e tamanho.</text:span></text:p>
      <text:p text:style-name="P49"/>
      <text:p text:style-name="P52">A soma, valor máximo e minimo é apenas para os valores inteiros e reais enquanto o tamanho serve para todos os tipos.</text:p>
      <text:p text:style-name="P52"/>
      <text:p text:style-name="P52">S = {1, 2, 3, 4, 5, 6}</text:p>
      <text:p text:style-name="P52"/>
      <text:p text:style-name="P52">print(sum(s)) =&gt; 21</text:p>
      <text:p text:style-name="P52">print(max(s)) =&gt; 6</text:p>
      <text:p text:style-name="P52"><text:soft-page-break/>print(min(s)) =&gt; 1</text:p>
      <text:p text:style-name="P52">print(len(s)) =&gt; 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05:25:56.150763722</meta:creation-date>
    <meta:generator>LibreOffice/6.4.7.2$Linux_X86_64 LibreOffice_project/40$Build-2</meta:generator>
    <dc:date>2021-12-29T12:54:32.036227553</dc:date>
    <meta:editing-duration>PT1H21M1S</meta:editing-duration>
    <meta:editing-cycles>25</meta:editing-cycles>
    <meta:document-statistic meta:table-count="0" meta:image-count="0" meta:object-count="0" meta:page-count="7" meta:paragraph-count="195" meta:word-count="1479" meta:character-count="9279" meta:non-whitespace-character-count="7972"/>
  </office:meta>
</office:document-meta>
</file>